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officeooo:paragraph-rsid="0020cba3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officeooo:paragraph-rsid="0021a79b" style:font-size-asian="12pt" style:font-size-complex="12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2pt" officeooo:paragraph-rsid="00348406" style:font-size-asian="12pt" style:font-size-complex="12pt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61db2" style:font-size-asian="12pt" style:font-size-complex="12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" fo:font-size="12pt" officeooo:paragraph-rsid="002792ac" style:font-size-asian="12pt" style:font-size-complex="12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28a5cb" style:font-size-asian="12pt" style:font-size-complex="12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48406" style:font-size-asian="12pt" style:font-size-complex="12pt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dd0e" style:font-size-asian="12pt" style:font-size-complex="12pt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e9f38" style:font-size-asian="12pt" style:font-size-complex="12pt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cd32" style:font-size-asian="12pt" style:font-size-complex="12pt"/>
    </style:style>
    <style:style style:name="P13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5e57e" style:font-size-asian="12pt" style:font-size-complex="12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6898b" style:font-size-asian="12pt" style:font-size-complex="12pt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21d7" style:font-size-asian="12pt" style:font-size-complex="12pt"/>
    </style:style>
    <style:style style:name="P16" style:family="paragraph" style:parent-style-name="Standard" style:list-style-name="L3">
      <style:paragraph-properties fo:text-align="justify" style:justify-single-word="false"/>
      <style:text-properties style:font-name="Times New Roman" fo:font-size="12pt" officeooo:paragraph-rsid="0037bdb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paragraph-rsid="002ad2ad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paragraph-rsid="00556ef0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P20" style:family="paragraph" style:parent-style-name="Standard" style:list-style-name="L3">
      <style:paragraph-properties fo:text-align="justify" style:justify-single-word="false" fo:break-before="page"/>
      <style:text-properties style:font-name="Times New Roman" fo:font-size="12pt" officeooo:paragraph-rsid="0035e57e" style:font-size-asian="12pt" style:font-size-complex="12pt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4504c6" style:font-name-asian="Times New Roman1" style:font-size-complex="14pt"/>
    </style:style>
    <style:style style:name="P2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2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4504c6" style:font-name-asian="Times New Roman1" style:font-weight-asian="bold" style:font-size-complex="14pt"/>
    </style:style>
    <style:style style:name="P2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4504c6" style:font-name-asian="Times New Roman1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4504c6" style:font-name-asian="Times New Roman1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officeooo:paragraph-rsid="004504c6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4504c6" style:font-name-asian="Times New Roman1" style:font-size-asian="12pt" style:font-weight-asian="bold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4504c6"/>
    </style:style>
    <style:style style:name="P3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4504c6" style:font-name-asian="Times New Roman1" style:font-size-complex="14pt"/>
    </style:style>
    <style:style style:name="P3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4504c6" style:font-name-asian="Times New Roman1" style:font-size-complex="14pt"/>
    </style:style>
    <style:style style:name="P3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4504c6" fo:background-color="#fdfefe" style:font-size-complex="14pt"/>
    </style:style>
    <style:style style:name="P3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4504c6" style:font-size-complex="14pt"/>
    </style:style>
    <style:style style:name="P3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4504c6" style:font-size-asian="12pt" style:font-size-complex="12pt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size-complex="14pt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cm" draw:visible-area-height="5.02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23">Дніпровський національний університет<text:line-break/>залізничного транспорту імені академіка В. Лазаряна</text:p>
      <text:p text:style-name="P24"/>
      <text:p text:style-name="P25">Кафедра «Комп'ютерні інформаційні технології»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7">Курсова робота</text:span></text:p>
      <text:p text:style-name="P29"><text:span text:style-name="T7"><text:line-break/></text:span><text:span text:style-name="T3">з дисципліни «</text:span><text:span text:style-name="T4">Об'єктно-орієнтоване програмування</text:span><text:span text:style-name="T8">»</text:span></text:p>
      <text:p text:style-name="P28"/>
      <text:p text:style-name="P34"><text:span text:style-name="T5">на тему: </text:span><text:span text:style-name="T6">«»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5">Виконав:</text:p>
      <text:p text:style-name="P31">студент гр.ПЗ1911 </text:p>
      <text:p text:style-name="P31">Сафонов Д. Є.</text:p>
      <text:p text:style-name="P31">Прийняла: </text:p>
      <text:p text:style-name="P32">Демидович І.М.</text:p>
      <text:p text:style-name="P33"><text:tab/></text:p>
      <text:p text:style-name="P19"><text:span text:style-name="T1">Дніпро, 202</text:span><text:span text:style-name="T2">1</text:span></text:p>
      <text:h text:style-name="P4" text:outline-level="1">Завдання на курсову роботу</text:h>
      <text:h text:style-name="P4" text:outline-level="1">Зміст</text:h>
      <text:p text:style-name="P17">виконується на окремому аркуші</text:p>
      <text:h text:style-name="P4" text:outline-level="1">Вступ</text:h>
      <text:p text:style-name="P18">1 сторінкa</text:p>
      <text:h text:style-name="P4" text:outline-level="1">Постановка задачі</text:h>
      <text:p text:style-name="P18">1-3 сторінки</text:p>
      <text:h text:style-name="P4" text:outline-level="1">Основна частина</text:h>
      <text:list xml:id="list3352876040" text:style-name="L1">
        <text:list-item>
          <text:p text:style-name="P5">Опис предметної області та розробка специфікацій</text:p>
          <text:p text:style-name="P5">Містить 2 підрозділи:</text:p>
        </text:list-item>
      </text:list>
      <text:list xml:id="list2334628142" text:style-name="L2">
        <text:list-item>
          <text:list>
            <text:list-item>
              <text:p text:style-name="P6">постановка задачі, в якій власне і ставиться задача, тобто що треба зробити в курсовій роботі;</text:p>
            </text:list-item>
            <text:list-item>
              <text:p text:style-name="P6">вимоги до програми – чітко вказати яким вимогам повинна задовольняти програма, яка буде реалізована в ході виконання курсової роботи:</text:p>
              <text:list>
                <text:list-item>
                  <text:p text:style-name="P6">середовище та мова програмування,</text:p>
                </text:list-item>
                <text:list-item>
                  <text:p text:style-name="P6">методологія програмування,</text:p>
                </text:list-item>
                <text:list-item>
                  <text:p text:style-name="P6">вимоги до вхідних, вихідних даних,</text:p>
                </text:list-item>
                <text:list-item>
                  <text:p text:style-name="P7">вимоги до функціонування (що можна буде виконувати за допомогою програми).</text:p>
                </text:list-item>
              </text:list>
            </text:list-item>
          </text:list>
        </text:list-item>
      </text:list>
      <text:list xml:id="list3382372253" text:style-name="L3">
        <text:list-header>
          <text:p text:style-name="P8">Постановка задачі та вимоги до програми ілюструються діаграмами UML usecase та activity(for each usecase).</text:p>
          <text:p text:style-name="P8">В основній частині має бути:</text:p>
        </text:list-header>
        <text:list-item text:start-value="2">
          <text:p text:style-name="P9">Розробка об’єктно-орієнтованої моделі.</text:p>
          <text:p text:style-name="P10">Опис відповідальності класів - для кожного класу треба чітко описати його відповідальність.</text:p>
          <text:p text:style-name="P10">Опис відношень між класами – описати як класи взаємодіють один з одним, вказати типи зв’язків між класами.</text:p>
          <text:p text:style-name="P11">class diagram</text:p>
          <text:p text:style-name="P11">sequence diagram</text:p>
        </text:list-item>
        <text:list-item>
          <text:p text:style-name="P12">Розробка та опис інтерфейсної частини класів.</text:p>
          <text:p text:style-name="P12">В дані частині для кожного класу треба описати всі його поля (вказати назву, тип, діапазон можливих значень, призначення поля), методи (призначення методу, тип значення, що повертається, параметри з вказанням назви, типу та діапазону можливих значень).</text:p>
        </text:list-item>
        <text:list-item>
          <text:p text:style-name="P13">Розробка файлів реалізації класів.</text:p>
          <text:p text:style-name="P13">Проектування основних алгоритмів. Методи класів реалізують певні алгоритми. В даному розділі треба навести основні алгоритми, які використовувались при розробці методів. Алгоритм можна представити у вигляді схеми Нассі або блок-схеми. Бажано використовувати деталізацію при представлення алгоритмів, а також коментувати основні змінні які в них використовуються (призначення). Бажано користуватись графічним редактором для побудови блок-схем чи схем Нассі алгоритмів.</text:p>
          <text:p text:style-name="P20"/>
        </text:list-item>
        <text:list-item>
          <text:p text:style-name="P14">Тестування програми.</text:p>
          <text:p text:style-name="P14">В даному розділі необхідно показати як виконувалось тестування програми на прикладі декількох методів класу. Обов’язково виконати тестування методами і чорної, і білої скриньки. Необхідно обґрунтуватиметоди тестування, які були обрані, представити тести та таблиці покриття(для методів тестування білою скринькою) та навести результати тестування.</text:p>
        </text:list-item>
        <text:list-item>
          <text:p text:style-name="P15">Приклад роботи програми.</text:p>
          <text:p text:style-name="P15">Необхідно навести основні моменти роботи програми - введення вхідних даних, обробка та представити результат роботи програми.</text:p>
        </text:list-item>
        <text:list-item>
          <text:p text:style-name="P16">Аналіз результатів.</text:p>
          <text:p text:style-name="P16">Переваги програми за рахунок застосування об’єктно-орієнтованої парадигми.</text:p>
        </text:list-item>
      </text:list>
      <text:h text:style-name="P4" text:outline-level="1">Висновки</text:h>
      <text:p text:style-name="P1">окрема сторінка</text:p>
      <text:h text:style-name="P4" text:outline-level="1">Література</text:h>
      <text:p text:style-name="P1">На кожну позицію списку літератури має бути посилання в тексті курсової роботи</text:p>
      <text:h text:style-name="P4" text:outline-level="1">Додатки</text:h>
      <text:p text:style-name="P2">В додатках розміщують довідкові матеріали, деталі розрахунків, лістинги програ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1T18:19:29.982751601</meta:creation-date>
    <dc:date>2021-03-22T16:24:43.994273133</dc:date>
    <meta:editing-duration>PT30M49S</meta:editing-duration>
    <meta:editing-cycles>67</meta:editing-cycles>
    <meta:generator>LibreOffice/7.0.5.2$Linux_X86_64 LibreOffice_project/00$Build-2</meta:generator>
    <meta:document-statistic meta:table-count="0" meta:image-count="0" meta:object-count="1" meta:page-count="10" meta:paragraph-count="54" meta:word-count="386" meta:character-count="2926" meta:non-whitespace-character-count="2599"/>
  </office:meta>
</office:document-meta>
</file>